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4.18 02:21   |   <text:a xlink:type="simple" xlink:href="http://palinfo.habago.org/Entry?Command=Information_PrintForum&amp;iPage=22&amp;sType=FORUM#FORUM37372"><text:span text:style-name="T2">#</text:span></text:a></text:p>
      <text:p text:style-name="P2">卡韓政變<text:span text:style-name="T3">(10)</text:span>：你們沒看過喬嗎？<text:span text:style-name="T3"> <text:line-break/><text:line-break/></text:span>陳真<text:span text:style-name="T3"><text:s/>2019. 04. 18. <text:line-break/><text:line-break/><text:line-break/></text:span>你們沒看過喬嗎？政治上喬事情當然不是像老師派學生去教室外面掃地或學姊派我出門寄信那樣，當然不是由上而下一條龍式的指揮，而是各種密商與默契，達成某種利益交換或保證。<text:span text:style-name="T3"> <text:line-break/><text:line-break/></text:span>藍綠都很盛行賣官。大約在<text:span text:style-name="T3">30</text:span>年前，我就清清楚楚地知道某一位地位非常崇高形象清新的所謂黨外大老如何透過手上權力大賣官位，財源滾滾。買賣雙方當然不一定是一手交錢一手賜官，而是透過某種協商與默契達成；不會有合約書，也不會送法院公證。賣官之外，更多的是派系之間或個人之間的利益交換，原理與運作方式其實大同小異。<text:span text:style-name="T3"> <text:line-break/><text:line-break/></text:span>政治上的完全不透明，往往帶來腐敗，就如同立法院基本上就像一群歹徒就地分贓的交易喊價中心。這也是維基解密為何如此具有殺傷力的原因。但是，大多時候，喬事或買賣都盡量不留下證據。即便如此，你從現象的發展本身，多多少少還是可以探知各種政治黑洞裏頭在玩些什麼花樣。<text:span text:style-name="T3"> <text:line-break/><text:line-break/></text:span>郭台銘的身份不是小夥計，因此，我當然不是說美國以一種像在指派業務員那樣極為具體的指派任務方式派出郭台銘來卡韓，當然不是這個意思。而是說，郭台銘又不是三歲小孩，加上他在經濟上的地位，他敢跳出來，當然得先獲得美方的大力支持及鼓勵，而國民黨突然辦事效率如此神勇地配合演出，當然也都是事先串通好，才有可能在短短一兩天內完成高難度的卡韓政變。<text:span text:style-name="T3"> <text:line-break/><text:line-break/></text:span>比方說，郭昨天才剛說要考慮參選，可是它媽的國民黨黨主席吳敦義及幾位大老竟然今天馬上就已經安排好什麼黨員榮譽狀的頒獎典禮，雙方完全就是同步進行，短短幾小時內竟然就一切籌畫隆重就緒。效率有可能好到這種地步嗎？當然不可能，而是老早就串通好，合演的一齣戲。<text:span text:style-name="T3"> <text:line-break/><text:line-break/></text:span>三、四年前，郭台銘的媽媽借了一筆錢給國民黨，這麼小的一件事，居然四年後突然大張旗鼓表揚，並火速頒獎，還臨時發明了什麼榮譽黨員獎狀。獎狀上還刻意寫著郭台銘是以黨員身份捐款。可是，明明不是他捐的，而是他媽媽捐的，照樣睜眼說瞎話，硬是要幫郭之合法參選身份解套。<text:span text:style-name="T3"> <text:line-break/><text:line-break/></text:span>整個過程完全荒腔走板，完全就是在演假戲，把大家當白痴，但郭卻又他媽的口口聲聲說黨要建立制度，不可為了個人而更改制度。這些人真是很敢講，毫無羞赧。至於吳敦義，更是從頭到尾就是在玩弄權勢，從來不是真的想推出什麼最強的候選人。而且，郭明明不具合法黨員身份，昨天才剛繳完黨費，必須再等四個月之後，才有參選權利，但這群人依舊打算要硬坳過去。<text:span text:style-name="T3"> <text:line-break/><text:line-break/></text:span>我們思考事情，當然不是站在自己的角度想，而是應該站在參與者的角度想。我們看到韓流興起，不會有什麼特別的應對之舉，但是，各方政治勢力當然就不可能如此輕鬆而無感。過去美國及其一大票御用文人很少針對地方選舉的人事物進行明顯干預，但是韓國瑜卻是個例外，早在韓流興起之初，美方就高度警戒，並隨之展開攻擊，說他是什麼民主的威脅啦、民粹啦、撕裂台灣社會啦等等等，一票走狗，睜眼瞎話說一堆。<text:span text:style-name="T3"> <text:line-break/><text:line-break/></text:span>我要說的是，我們一般人很遲鈍，甚至幾乎是完全對現實無感的。但是，各方主要政治勢力卻不可能這樣，特別是美國，長年以來對台灣方方面面監控得密不通風，滴水不漏。<text:span text:style-name="T3"> <text:line-break/><text:line-break/></text:span>至於郭之參選，與其問他有什麼好處，不如應該先問說他會有什麼損失。或者說，損益之間是否划算？商人也好，政客也罷，肯定都是這樣想事情的，你很難找到像韓國瑜那樣一種真心為公眾打拼的政治人物。<text:span text:style-name="T3"> <text:line-break/><text:line-break/></text:span>郭一說要參選，人渣黨顯然樂不可支。因為，在韓流底下，人渣黨真的會很慘。因此，殲滅韓流才是美國與人渣黨這一方人馬的共同心態；因為韓流隱含著一種親中成份，所謂的民主毒素。<text:span text:style-name="T3"> <text:line-break/><text:line-break/></text:span>剛剛下班，邊吃晚餐，邊看新聞深喉嚨，看到沈富雄講話，真是很難受，什麼韓郭惺惺相惜，什麼韓郭兩人同質性很高，什麼韓郭兩人剛好都同時在不同地方唱國歌足證其高度同質性云云，我的天啊！沈富雄基本上就是個想法很空洞瑣碎的政治白痴，一如什麼台獨理論大師林濁水。不過，沈是好人，但他想法與見識之極端貧乏，確實也讓人很難忍受。<text:span text:style-name="T3"> <text:line-break/><text:line-break/></text:span>另外還有名嘴提到說郭之<text:span text:style-name="T3"><text:s/>"</text:span>毅然決然<text:span text:style-name="T3">" </text:span>參選，是因為他不願意看到民進黨再度執政。這種傻話也說得出來，真是不可思議。<text:span text:style-name="T3"> <text:line-break/><text:line-break/></text:span>我不知道接下來會發生什麼事，我也不明白韓為何不參與初選，甚至不願參選總統。理由絕不是什麼擔心高雄市民反感。我住高雄，每天接觸那麼多人，到處是韓粉，韓國瑜三個字幾乎要變成一種日常生活的問候語了，而且高雄人似乎十之七八強烈希望他選總統，幾乎沒聽過有人反對。韓的躊躇，對我來說，是一個難解的謎。希望有一天，這謎底能揭曉。<text:span text:style-name="T3"> <text:line-break/><text:line-break/></text:span>至於什麼韓郭配或郭韓配，那是天方夜譚。副總統無權無聲，純粹備位。這兩人哪一個會傻到去當什麼副總統？<text:span text:style-name="T3"> <text:line-break/><text:line-break/></text:span>當然，我所講的一切也有可能是錯的，但是毫無疑問，我寧可投給賴啥咪或蔡啥咪，也不可能投給郭台銘。道德上不可能，風險上、政治上都不可能，因為這個人方方面面都不可靠。我也不相信他會改善眾人的生活，他應該先改善他的員工的基本生活才對吧。</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